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5eee33"/>
    </style:style>
    <style:style style:name="P4" style:family="paragraph" style:parent-style-name="Standard">
      <style:text-properties officeooo:paragraph-rsid="004d71a0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Standard">
      <style:text-properties style:font-name="Calibri" officeooo:rsid="0067beb7" officeooo:paragraph-rsid="0067beb7"/>
    </style:style>
    <style:style style:name="P9" style:family="paragraph" style:parent-style-name="Standard">
      <style:text-properties style:font-name="Calibri" officeooo:rsid="0069a7db" officeooo:paragraph-rsid="0069a7db"/>
    </style:style>
    <style:style style:name="P10" style:family="paragraph" style:parent-style-name="Text_20_body" style:list-style-name="L1">
      <style:text-properties officeooo:rsid="0067beb7" officeooo:paragraph-rsid="0067be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officeooo:rsid="004f23dc"/>
    </style:style>
    <style:style style:name="T4" style:family="text">
      <style:text-properties officeooo:rsid="0067beb7"/>
    </style:style>
    <style:style style:name="T5" style:family="text">
      <style:text-properties officeooo:rsid="0068272b"/>
    </style:style>
    <style:style style:name="T6" style:family="text">
      <style:text-properties officeooo:rsid="00695e08"/>
    </style:style>
    <style:style style:name="T7" style:family="text">
      <style:text-properties officeooo:rsid="0069a7db"/>
    </style:style>
    <style:style style:name="T8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idos, Nome:</text:span><text:span text:style-name="T1"> </text:span></text:p>
          </table:table-cell>
        </table:table-row>
      </table:table>
      <text:p text:style-name="Standard"/>
      <text:p text:style-name="P4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3">1. </text:span><text:span text:style-name="T4">En base a la </text:span><text:span text:style-name="T5">información</text:span><text:span text:style-name="T4"> de referencia que te proporcionamos a continuación, indica si es es posible despregar una instancia de Odoo para 100 usuarios empregando un servidor que disp</text:span><text:span text:style-name="T6">ón</text:span><text:span text:style-name="T4"> de 32 GB de RAM y una CPU de 10 núcleos. </text:span><text:span text:style-name="T6">X</text:span><text:span text:style-name="T4">ustifica la </text:span><text:span text:style-name="T6">resposta</text:span><text:span text:style-name="T4">.</text:span></text:p>
            <text:list text:style-name="L1">
              <text:list-item>
                <text:p text:style-name="P10">Referencia:</text:p>
                <text:list>
                  <text:list-item>
                    <text:p text:style-name="P10"><text:a xlink:type="simple" xlink:href="https://ventor.tech/odoo/odoo-hardware-requirements/" text:style-name="Internet_20_link" text:visited-style-name="Visited_20_Internet_20_Link">https://ventor.tech/odoo/odoo-hardware-requirements/</text:a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8"><text:span text:style-name="T7">E</text:span>l servid<text:span text:style-name="T7">or no puede sostentar 100 usuarios activos por el número de nucleos, mientras que la RAM es justo la necesaria, faltarían 6 núcleos para cumplir los requisitos necesarios para tener a 100 usuarios activos.</text:span></text:p>
      <text:p text:style-name="P8"/>
      <text:p text:style-name="P8"/>
      <text:p text:style-name="P9">100 user -&gt; 16 núcleos -&gt; 32GB de r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1T21:23:29.794000000</dc:date>
    <meta:editing-duration>PT9H7M26S</meta:editing-duration>
    <meta:editing-cycles>160</meta:editing-cycles>
    <meta:generator>LibreOffice/7.5.3.2$Windows_X86_64 LibreOffice_project/9f56dff12ba03b9acd7730a5a481eea045e468f3</meta:generator>
    <meta:document-statistic meta:table-count="2" meta:image-count="2" meta:object-count="0" meta:page-count="1" meta:paragraph-count="9" meta:word-count="96" meta:character-count="584" meta:non-whitespace-character-count="496"/>
  </office:meta>
</office:document-meta>
</file>